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275dd" officeooo:paragraph-rsid="001275dd"/>
    </style:style>
    <style:style style:name="P2" style:family="paragraph" style:parent-style-name="Text_20_body">
      <style:text-properties officeooo:rsid="001275dd" officeooo:paragraph-rsid="001b579e"/>
    </style:style>
    <style:style style:name="P3" style:family="paragraph" style:parent-style-name="Text_20_body">
      <style:text-properties officeooo:rsid="0016135c" officeooo:paragraph-rsid="0016135c"/>
    </style:style>
    <style:style style:name="P4" style:family="paragraph" style:parent-style-name="Text_20_body">
      <style:text-properties officeooo:rsid="0016135c" officeooo:paragraph-rsid="00166bcc"/>
    </style:style>
    <style:style style:name="P5" style:family="paragraph" style:parent-style-name="Text_20_body">
      <style:text-properties officeooo:rsid="00166bcc" officeooo:paragraph-rsid="00166bcc"/>
    </style:style>
    <style:style style:name="P6" style:family="paragraph" style:parent-style-name="Text_20_body">
      <style:text-properties officeooo:rsid="00199290" officeooo:paragraph-rsid="00199290"/>
    </style:style>
    <style:style style:name="P7" style:family="paragraph" style:parent-style-name="Text_20_body">
      <style:text-properties officeooo:rsid="001b579e" officeooo:paragraph-rsid="001b579e"/>
    </style:style>
    <style:style style:name="P8" style:family="paragraph" style:parent-style-name="Text_20_body">
      <style:text-properties officeooo:rsid="00204b69" officeooo:paragraph-rsid="00204b69"/>
    </style:style>
    <style:style style:name="P9" style:family="paragraph" style:parent-style-name="Text_20_body">
      <style:text-properties officeooo:rsid="0021ab9d" officeooo:paragraph-rsid="0021ab9d"/>
    </style:style>
    <style:style style:name="P10" style:family="paragraph" style:parent-style-name="Text_20_body">
      <style:text-properties style:text-underline-style="solid" style:text-underline-type="double" style:text-underline-width="auto" style:text-underline-color="font-color" officeooo:rsid="001b579e" officeooo:paragraph-rsid="001b579e"/>
    </style:style>
    <style:style style:name="P11" style:family="paragraph" style:parent-style-name="Text_20_body">
      <style:text-properties officeooo:paragraph-rsid="001275dd"/>
    </style:style>
    <style:style style:name="P12" style:family="paragraph" style:parent-style-name="Text_20_body">
      <style:text-properties officeooo:rsid="0023bf3d" officeooo:paragraph-rsid="0023bf3d"/>
    </style:style>
    <style:style style:name="P13" style:family="paragraph" style:parent-style-name="Text_20_body">
      <style:text-properties officeooo:rsid="0023bf3d" officeooo:paragraph-rsid="00262692"/>
    </style:style>
    <style:style style:name="P14" style:family="paragraph" style:parent-style-name="Text_20_body">
      <style:text-properties officeooo:rsid="00262692" officeooo:paragraph-rsid="00262692"/>
    </style:style>
    <style:style style:name="P15" style:family="paragraph" style:parent-style-name="Text_20_body">
      <style:text-properties officeooo:rsid="002809f3" officeooo:paragraph-rsid="002809f3"/>
    </style:style>
    <style:style style:name="P16" style:family="paragraph" style:parent-style-name="Text_20_body">
      <style:text-properties officeooo:rsid="0028c322" officeooo:paragraph-rsid="0028c322"/>
    </style:style>
    <style:style style:name="P17" style:family="paragraph" style:parent-style-name="Text_20_body">
      <style:text-properties officeooo:rsid="0028c322" officeooo:paragraph-rsid="0029f50b"/>
    </style:style>
    <style:style style:name="P18" style:family="paragraph" style:parent-style-name="Text_20_body">
      <style:text-properties officeooo:rsid="0029f50b" officeooo:paragraph-rsid="002b6354"/>
    </style:style>
    <style:style style:name="P19" style:family="paragraph" style:parent-style-name="Text_20_body">
      <style:text-properties officeooo:rsid="0029f50b" officeooo:paragraph-rsid="002dede1"/>
    </style:style>
    <style:style style:name="P20" style:family="paragraph" style:parent-style-name="Text_20_body">
      <style:text-properties officeooo:rsid="002b6354" officeooo:paragraph-rsid="002b6354"/>
    </style:style>
    <style:style style:name="P21" style:family="paragraph" style:parent-style-name="Text_20_body">
      <style:text-properties officeooo:rsid="002f686c" officeooo:paragraph-rsid="002f686c"/>
    </style:style>
    <style:style style:name="P22" style:family="paragraph" style:parent-style-name="Text_20_body">
      <style:text-properties officeooo:rsid="0030b43c" officeooo:paragraph-rsid="0030b43c"/>
    </style:style>
    <style:style style:name="P23" style:family="paragraph" style:parent-style-name="Text_20_body">
      <style:text-properties officeooo:rsid="003259bd" officeooo:paragraph-rsid="003259bd"/>
    </style:style>
    <style:style style:name="P24" style:family="paragraph" style:parent-style-name="Text_20_body">
      <style:text-properties officeooo:rsid="0037915f" officeooo:paragraph-rsid="0037915f"/>
    </style:style>
    <style:style style:name="P25" style:family="paragraph" style:parent-style-name="Text_20_body">
      <style:text-properties officeooo:rsid="003eba59" officeooo:paragraph-rsid="003eba59"/>
    </style:style>
    <style:style style:name="P26" style:family="paragraph" style:parent-style-name="Text_20_body">
      <style:text-properties officeooo:rsid="004339a9" officeooo:paragraph-rsid="004339a9"/>
    </style:style>
    <style:style style:name="P27" style:family="paragraph" style:parent-style-name="Text_20_body">
      <style:text-properties officeooo:rsid="0044284e" officeooo:paragraph-rsid="0044284e"/>
    </style:style>
    <style:style style:name="P28" style:family="paragraph" style:parent-style-name="Text_20_body">
      <style:text-properties officeooo:rsid="0044284e" officeooo:paragraph-rsid="004a7e71"/>
    </style:style>
    <style:style style:name="P29" style:family="paragraph" style:parent-style-name="Text_20_body">
      <style:text-properties officeooo:rsid="004711a5" officeooo:paragraph-rsid="004711a5"/>
    </style:style>
    <style:style style:name="P30" style:family="paragraph" style:parent-style-name="Heading_20_1">
      <style:paragraph-properties fo:break-before="page"/>
    </style:style>
    <style:style style:name="T1" style:family="text">
      <style:text-properties officeooo:rsid="001275dd"/>
    </style:style>
    <style:style style:name="T2" style:family="text">
      <style:text-properties officeooo:rsid="001472cf"/>
    </style:style>
    <style:style style:name="T3" style:family="text">
      <style:text-properties officeooo:rsid="0016135c"/>
    </style:style>
    <style:style style:name="T4" style:family="text">
      <style:text-properties officeooo:rsid="00166bcc"/>
    </style:style>
    <style:style style:name="T5" style:family="text">
      <style:text-properties officeooo:rsid="00169a6b"/>
    </style:style>
    <style:style style:name="T6" style:family="text">
      <style:text-properties officeooo:rsid="001b579e"/>
    </style:style>
    <style:style style:name="T7" style:family="text">
      <style:text-properties officeooo:rsid="00204b69"/>
    </style:style>
    <style:style style:name="T8" style:family="text">
      <style:text-properties officeooo:rsid="0021ab9d"/>
    </style:style>
    <style:style style:name="T9" style:family="text">
      <style:text-properties officeooo:rsid="0023bf3d"/>
    </style:style>
    <style:style style:name="T10" style:family="text">
      <style:text-properties officeooo:rsid="00262692"/>
    </style:style>
    <style:style style:name="T11" style:family="text">
      <style:text-properties officeooo:rsid="002809f3"/>
    </style:style>
    <style:style style:name="T12" style:family="text">
      <style:text-properties officeooo:rsid="0028c322"/>
    </style:style>
    <style:style style:name="T13" style:family="text">
      <style:text-properties officeooo:rsid="0029f50b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2b6354"/>
    </style:style>
    <style:style style:name="T16" style:family="text">
      <style:text-properties officeooo:rsid="003259bd"/>
    </style:style>
    <style:style style:name="T17" style:family="text">
      <style:text-properties officeooo:rsid="0033eb85"/>
    </style:style>
    <style:style style:name="T18" style:family="text">
      <style:text-properties officeooo:rsid="0038ca3b"/>
    </style:style>
    <style:style style:name="T19" style:family="text">
      <style:text-properties officeooo:rsid="004070de"/>
    </style:style>
    <style:style style:name="T20" style:family="text">
      <style:text-properties officeooo:rsid="00456401"/>
    </style:style>
    <style:style style:name="T21" style:family="text">
      <style:text-properties officeooo:rsid="004a7e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1. <text:span text:style-name="T1">Цель</text:span></text:h>
      <text:p text:style-name="P1">Структурированное описание технологий EE и их примеры использования.</text:p>
      <text:h text:style-name="Heading_20_2" text:outline-level="2">2. <text:span text:style-name="T1">Объем работ</text:span></text:h>
      <text:p text:style-name="P1">1) Описание проблематики. Архитектурные задачи при реализации вэб-приложений. Архитектруа клиент-сервер-субд. <text:span text:style-name="T6">Формулировка требований к серверу приложений для промышленной разработки</text:span></text:p>
      <text:p text:style-name="P1">2) Минимальное решение — собственный java-сервер приложений.</text:p>
      <text:p text:style-name="P2">3) Контейнеры сервлетов.</text:p>
      <text:p text:style-name="P7">3.1) Архитектура модулей servlet-контейнера.</text:p>
      <text:p text:style-name="P7">3.2) Структура артефакта для запуска на servlet-контейнере.</text:p>
      <text:p text:style-name="P7">3.3) Tomcat. Установка, настройка, запуск. Сборка артефакта (maven). Разворачивание приложения. </text:p>
      <text:p text:style-name="P6">3.1) Servlet<text:span text:style-name="T7">( web.xml, filterServlet)</text:span>, JSP, JSF, jndi, <text:span text:style-name="T7">log</text:span></text:p>
      <text:p text:style-name="P6">3.2) <text:span text:style-name="T2">Функционал встроенных библиотек. Добавление сторонних библиотек.</text:span></text:p>
      <text:p text:style-name="P3">3+) сервер Jetty. Тоже самое.</text:p>
      <text:p text:style-name="P2">4) <text:span text:style-name="T3">EE сервер. Lite EE и Full EE.</text:span></text:p>
      <text:p text:style-name="P7">4.1) Aрхитектура модулей EE сервера. Beans. CTM-контейнер, CDI контейнер.</text:p>
      <text:p text:style-name="P7">4.2) Структура артефакта для запуска на ee-сервере.</text:p>
      <text:p text:style-name="P3"><text:span text:style-name="T6">4</text:span>.<text:span text:style-name="T6">3</text:span>) <text:span text:style-name="T6">W</text:span>ildfly. <text:span text:style-name="T2">Установка, настройка, запуск. </text:span>Сборка арет<text:span text:style-name="T4">е</text:span>факта. <text:span text:style-name="T2">Разворачивание приложения.</text:span></text:p>
      <text:p text:style-name="P5"><text:span text:style-name="T6">4</text:span>.<text:span text:style-name="T6">4</text:span>) Beans, CTM, CDI на примере wildfly.</text:p>
      <text:p text:style-name="P4"><text:span text:style-name="T6">4.5</text:span>) <text:span text:style-name="T4">ORM на примере wildfly. Встроенный Hibernate</text:span></text:p>
      <text:p text:style-name="P5"><text:span text:style-name="T6">4</text:span>.<text:span text:style-name="T6">6</text:span>) Rest-Api , json/xml <text:span text:style-name="T5">marshall/unmarshall</text:span></text:p>
      <text:p text:style-name="P8">4.7) <text:span text:style-name="T8">Дополнительные модули</text:span></text:p>
      <text:p text:style-name="P9">4+) сервер Glassfish/Payara (проблемы с grizly с новой jdk)</text:p>
      <text:p text:style-name="P9"/>
      <text:p text:style-name="P7">5) Сравнение с проектом на Spring. Выводы, анализ перспектив.</text:p>
      <text:p text:style-name="P10"/>
      <text:p text:style-name="P3"/>
      <text:p text:style-name="P11"/>
      <text:h text:style-name="P30" text:outline-level="1"><text:span text:style-name="T9">1. </text:span>Описание проблематики</text:h>
      <text:p text:style-name="P12"/>
      <text:p text:style-name="P12">Для начала хотелось бы определиться, зачем вообще существуют вэб-сервера и как мы ушли от десктопов к <text:s/>вэб-приложениям.</text:p>
      <text:p text:style-name="P13">Возьмём классическую задачу в вакууме: написать программу. А в чём функционал программы? <text:span text:style-name="T10">Пусть это будет телефонный справочник, например.</text:span></text:p>
      <text:p text:style-name="P14">«Ерунда» скажет программист и сверстает <text:s/>табличку в экселе. </text:p>
      <text:p text:style-name="P14">Тогда усложним задачу: пусть требуется реализовать <text:span text:style-name="T14">пользовательский интерфейс</text:span> из макета (один список, пара фильтров, листалка, окно подробного просмотра).</text:p>
      <text:p text:style-name="P13"><text:span text:style-name="T10"><text:s/>С такой задачей уже нужно разобраться технологически:</text:span></text:p>
      <text:p text:style-name="P14">1) Нужно выбрать технологию для верстки и отрисовки GUI ( будет это тот-же эксель, или форма на C# или на QT, или верстка на html+js+css)</text:p>
      <text:p text:style-name="P14">2) Нужно выбрать механизм <text:span text:style-name="T14">хранения данных</text:span> (использовать текстовые файлы, или серилизованные байтпотоки, или СУБД)</text:p>
      <text:p text:style-name="P14">Вариаций исполнения и выбора технологий полно, выбор будет зависеть от квалификации разработчиков и <text:span text:style-name="T11">дополнительных условий по эксплуотации.</text:span></text:p>
      <text:p text:style-name="P15">Добавим тогда к нашему справочнику требование: <text:span text:style-name="T14">одновременная работа</text:span> нескольких пользователей (например до 100 одновременных подключений). <text:span text:style-name="T12">Теперь на мужно позаботиться о центре синхронизации:</text:span></text:p>
      <text:p text:style-name="P16">1) Использовать возможности СУБД</text:p>
      <text:p text:style-name="P16">2) Писать свой сервер (модель клинет-сервер, топология звезда)</text:p>
      <text:p text:style-name="P17">3) Использовать широковещательную рассылку<text:span text:style-name="T13">(топология шина) </text:span>или связь все-со-всеми (полносвязная топология)</text:p>
      <text:p text:style-name="P20"/>
      <text:p text:style-name="P20">Подытожу 3 архитектурные задачи:</text:p>
      <text:p text:style-name="P20">1) Пользовательский интерфейс</text:p>
      <text:p text:style-name="P20">2) Хранение данных (и другие операции)</text:p>
      <text:p text:style-name="P20">3) Многопользовательская система</text:p>
      <text:p text:style-name="P19">Существует масса удачных (и не очень) примеров <text:span text:style-name="T15">рализации</text:span> подобных задач через <text:s/>люб<text:span text:style-name="T15">ые сочетания </text:span>п<text:span text:style-name="T15">е</text:span>речисленных <text:span text:style-name="T15">здесь решений (+ те которые я здесь не указал).</text:span></text:p>
      <text:p text:style-name="P21"><text:span text:style-name="T16">Один из вариантов архитектурного решения использование трехзвенной архитектуры: клиент-сервер-субд. Данное решение проверено временем и имеет множество положительных особенностий:</text:span></text:p>
      <text:p text:style-name="P22">1) Независимая технологическая реализация Клиента, Сервера и независивый выбор СУБД</text:p>
      <text:p text:style-name="P22"><text:soft-page-break/>2) Гибкость масштабирования</text:p>
      <text:p text:style-name="P22">3) Простота обновления клиентов</text:p>
      <text:p text:style-name="P22"/>
      <text:p text:style-name="P23">Трёхзвенная архитектура, как не трудно заметить, содержит в себе <text:s/>(внезапно) 3 звена:</text:p>
      <text:p text:style-name="P23">1)Клиент</text:p>
      <text:p text:style-name="P23">2)Сервер</text:p>
      <text:p text:style-name="P23">3)СУБД</text:p>
      <text:p text:style-name="P23">И Каждое из этих звеньев — программа для выполнения бизнесс-логики нашего приложения-справочника. <text:span text:style-name="T17">В принципе на ни что не мешает написать свой сервер, для робы с клиентами по HTTP, написать свой клиент, для получения и отправки этих самых HTTP. Да и свою СУБД нам писать в общем тоже ни кто не запретит. Однако, как только мы решили зарабатывать деньги, количество самописных изделий минимизируется. И в лучшем случае мы будем писать только бизнес логику нашего приложения, а весь технологический функционал будет вытеснен в библиотеки и фреймворки (опять таки наши или сторонние). Готовую СУБД можно взять бесплатную реляционную или объектную, исходя из вкусов и задач. В качестве сетевого клиента сгодится какой-нибудь полулярный браузер. Тогда и инструментов для всёрстки будет предостаточно и за стабильность работы можно будет не переживать. Выбор сервера также будет зависеть от нашей квалификации и потребностей: это могут быть и статичный nginx, или апач с php, или либое другое чудо современного кодирования (</text:span><text:a xlink:type="simple" xlink:href="https://ru.wikipedia.org/wiki/Веб-приложение#Архитектура_веб-приложений" text:style-name="Internet_20_link" text:visited-style-name="Visited_20_Internet_20_Link"><text:span text:style-name="T17">https://ru.wikipedia.org/wiki/Веб-приложение#Архитектура_веб-приложений</text:span></text:a><text:span text:style-name="T17">).</text:span></text:p>
      <text:p text:style-name="P24">Мы рассмотрим сервера приложений в мире Java. Предъявим технологические требования к серверу для промышленной разработки. Посмотрим на механизмы реализации этих требований. <text:span text:style-name="T18">Познакомимся с несколькими популярными серверами и стандартами кодирования для Java-серверов. Эта статья о Java Enterprise технологиях: о том что такое EE и как с «этим» работать.</text:span></text:p>
      <text:p text:style-name="P25">Данная статья предполагает наличие у читателей знаний о языке Java на уровне junior-middle, понимания принципов работы с реляционными базами данных, <text:span text:style-name="T19">общие сведения о HTTP взимодействии.</text:span></text:p>
      <text:p text:style-name="P26">Статья направлена на обмен опытом и помощь в понимании работы популярных технологий в мире Java-раработки и может содержать фактологические неточности.</text:p>
      <text:h text:style-name="P30" text:outline-level="1">2. Минимальное решение</text:h>
      <text:p text:style-name="P27">Итак, мы решили, что нам нужен Java сервер. Но, чтобы всё было осознанно, проёдм этот путь боли с самого начала: напишем свой собственный сервер Java. А для этого формализуем требования к нашему серверу.</text:p>
      <text:p text:style-name="P27">1) Кодовое название сервера bicyle</text:p>
      <text:p text:style-name="P27">2) Сервер должен уметь слушать указанный порт, принимать HTTP запросы и отправлять ответы.</text:p>
      <text:p text:style-name="P27">3) Сервер должен уметь выполнять java-код с бизнес-логикой приложения</text:p>
      <text:p text:style-name="P27"><text:span text:style-name="T21">4</text:span>) Сервер должен уметь работать с СУБД</text:p>
      <text:p text:style-name="P28"><text:span text:style-name="T21">5</text:span>) Сервер должен быть много-пользовательским</text:p>
      <text:p text:style-name="P29">Данные задачи будем решать по-порядку.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margin-left="0cm" fo:margin-right="0cm" fo:text-indent="1cm" style:auto-text-indent="false" style:page-number="auto" fo:background-color="transparent" style:shadow="none">
        <style:tab-stops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1:39:03.173195663</meta:creation-date>
    <meta:generator>LibreOffice/6.0.5.2$Linux_X86_64 LibreOffice_project/00m0$Build-2</meta:generator>
    <dc:date>2018-09-21T16:10:23.555723117</dc:date>
    <meta:editing-duration>P3DT5H33M8S</meta:editing-duration>
    <meta:editing-cycles>39</meta:editing-cycles>
    <meta:document-statistic meta:table-count="0" meta:image-count="0" meta:object-count="0" meta:page-count="4" meta:paragraph-count="60" meta:word-count="737" meta:character-count="5592" meta:non-whitespace-character-count="4906"/>
  </office:meta>
</office:document-meta>
</file>